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P5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ext_20_body">
      <style:text-properties officeooo:rsid="0017706e" officeooo:paragraph-rsid="0017706e"/>
    </style:style>
    <style:style style:name="P8" style:family="paragraph" style:parent-style-name="Subtitle">
      <style:text-properties officeooo:rsid="002422be" officeooo:paragraph-rsid="002422be"/>
    </style:style>
    <style:style style:name="P9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2422be" officeooo:paragraph-rsid="002422be" style:font-size-asian="8pt" style:font-style-asian="italic" style:font-size-complex="8pt" style:font-style-complex="italic"/>
    </style:style>
    <style:style style:name="P10" style:family="paragraph" style:parent-style-name="Title">
      <style:text-properties officeooo:rsid="002422be" officeooo:paragraph-rsid="002422be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Text_20_body">
      <style:text-properties officeooo:rsid="0017706e" officeooo:paragraph-rsid="0017706e"/>
    </style:style>
    <style:style style:name="P13" style:family="paragraph" style:parent-style-name="Text_20_body">
      <style:text-properties officeooo:rsid="002422be" officeooo:paragraph-rsid="002422be"/>
    </style:style>
    <style:style style:name="T1" style:family="text">
      <style:text-properties officeooo:rsid="002422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P10">CIERRE DE PROYECTO</text:p>
      <text:p text:style-name="P8">CONFIRMIDAD DEL CLIENT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Con el presente documento, el product owner del cliente Adrían Luque Montoya, da su consentimiento para el ciere del proyecto tras haber recibido el producto contratado con nuestra empresa. </text:p>
      <text:p text:style-name="P13">Además, con la firma de este documento el cliente declara que queda satisfecho con el producto desarrollado y da por finalizado toda relación comercial entre ambas organizaciones.</text:p>
      <text:p text:style-name="P13">Por otra parte, el product manager del equipo proveedor Javier Villalba Ramírez, acepta el cierre del proyecto y da por finalizada cualquier relación comercial con la organización que representa Adrían Luque Montoya.</text:p>
      <text:p text:style-name="P13"/>
      <text:p text:style-name="P13"/>
      <text:p text:style-name="P13">Firma del cliente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Firma del proveedor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ombre del proyecto: Proyecto PGPI 2017/18</text:p>
      <text:p text:style-name="P13">Fecha: 22 de diciembre del 2017</text:p>
      <text:p text:style-name="P13">Lugar: Sevilla, Españ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2422be" officeooo:paragraph-rsid="002422be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2422be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 draw:fill="none" draw:fill-color="#99ccff"/>
      </style:header-style>
      <style:footer-style>
        <style:header-footer-properties svg:height="0.34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IERRE DE PROEYCTO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2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text:span text:style-name="MT1">CIERRE DE PROPYECTO</text:span>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2S</meta:editing-duration>
    <meta:editing-cycles>13</meta:editing-cycles>
    <meta:generator>LibreOffice/5.4.3.2$Windows_X86_64 LibreOffice_project/92a7159f7e4af62137622921e809f8546db437e5</meta:generator>
    <dc:date>2017-12-20T22:26:48.587000000</dc:date>
    <meta:document-statistic meta:table-count="2" meta:image-count="0" meta:object-count="0" meta:page-count="2" meta:paragraph-count="16" meta:word-count="129" meta:character-count="834" meta:non-whitespace-character-count="718"/>
    <meta:user-defined meta:name="Info 1"/>
    <meta:user-defined meta:name="Info 2"/>
    <meta:user-defined meta:name="Info 3"/>
    <meta:user-defined meta:name="Info 4"/>
  </office:meta>
</office:document-meta>
</file>